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4003C7804EC9CC78C94.png" manifest:media-type="image/png"/>
  <manifest:file-entry manifest:full-path="Pictures/100002010000034900000253CAD5982F915796C5.png" manifest:media-type="image/png"/>
  <manifest:file-entry manifest:full-path="Pictures/1001D1790000571E00003DA13B7FFC1D7EA16A68.svg" manifest:media-type="image/svg+xml"/>
  <manifest:file-entry manifest:full-path="Pictures/1000020100000349000002536E66BC32D407B7E2.png" manifest:media-type="image/png"/>
  <manifest:file-entry manifest:full-path="Pictures/1000CEEE0000571E00003DA1500334C32E4DEC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8pt" officeooo:rsid="000f2d73" officeooo:paragraph-rsid="000f2d73" style:font-size-asian="24.5pt" style:font-size-complex="28pt"/>
    </style:style>
    <style:style style:name="P2" style:family="paragraph" style:parent-style-name="Title">
      <style:paragraph-properties fo:text-align="start" style:justify-single-word="false"/>
      <style:text-properties officeooo:paragraph-rsid="000f5b72"/>
    </style:style>
    <style:style style:name="P3" style:family="paragraph" style:parent-style-name="Text_20_body">
      <style:paragraph-properties fo:text-align="start" style:justify-single-word="false"/>
      <style:text-properties fo:font-size="88pt" officeooo:rsid="0011fab0" officeooo:paragraph-rsid="0011fab0" style:font-size-asian="88pt" style:font-size-complex="88pt"/>
    </style:style>
    <style:style style:name="T1" style:family="text">
      <style:text-properties style:font-name="Liberation Sans" fo:font-size="80pt" fo:font-weight="bold" officeooo:rsid="0010f8bc" style:font-name-asian="Arial Unicode MS" style:font-size-asian="80pt" style:font-weight-asian="bold" style:font-name-complex="Arial Unicode MS" style:font-size-complex="80pt" style:font-weight-complex="bold"/>
    </style:style>
    <style:style style:name="T2" style:family="text">
      <style:text-properties style:font-name="Liberation Sans" fo:font-size="80pt" fo:font-weight="bold" officeooo:rsid="000f5b72" style:font-name-asian="Arial Unicode MS" style:font-size-asian="80pt" style:font-weight-asian="bold" style:font-name-complex="Arial Unicode MS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28in, 1.6929in, 1.7602in, 0.8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91in, 3.9417in, 1.0752in, 3.95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8.9311in" svg:y="-0.7874in" svg:width="1.8228in" svg:height="8.2701in" draw:z-index="0"><draw:image xlink:href="Pictures/1000CEEE0000571E00003DA1500334C32E4DECA5.svg" xlink:type="simple" xlink:show="embed" xlink:actuate="onLoad" loext:mime-type="image/svg+xml"/><draw:image xlink:href="Pictures/1000020100000349000002536E66BC32D407B7E2.png" xlink:type="simple" xlink:show="embed" xlink:actuate="onLoad" loext:mime-type="image/png"/></draw:frame><draw:frame draw:style-name="fr2" draw:name="Image2" text:anchor-type="paragraph" svg:x="-0.028in" svg:y="5.3902in" svg:width="3.5272in" svg:height="1.5472in" draw:z-index="1"><draw:image xlink:href="Pictures/1001D1790000571E00003DA13B7FFC1D7EA16A68.svg" xlink:type="simple" xlink:show="embed" xlink:actuate="onLoad" loext:mime-type="image/svg+xml"/><draw:image xlink:href="Pictures/100002010000034900000253CAD5982F915796C5.png" xlink:type="simple" xlink:show="embed" xlink:actuate="onLoad" loext:mime-type="image/png"/></draw:frame><text:span text:style-name="T1">Glass</text:span><text:span text:style-name="T2"> </text:span><draw:frame draw:style-name="fr1" draw:name="Image3" text:anchor-type="char" svg:x="3.8783in" svg:y="1.6126in" svg:width="3.3673in" svg:height="3.3673in" draw:z-index="2"><draw:image xlink:href="Pictures/1000020100000400000004003C7804EC9CC78C94.png" xlink:type="simple" xlink:show="embed" xlink:actuate="onLoad" loext:mime-type="image/png"/></draw:frame><text:span text:style-name="T2">Bottles</text:span></text:p>
      <text:p text:style-name="P1"/>
      <text:p text:style-name="P3">Only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909in" style:type="center"/>
          <style:tab-stop style:position="7.9827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2.5in" fo:margin-left="0.7874in" fo:margin-right="2.9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14:31:38.458845978</meta:creation-date>
    <meta:editing-duration>PT8M36S</meta:editing-duration>
    <meta:editing-cycles>5</meta:editing-cycles>
    <meta:generator>LibreOffice/6.4.5.2$Linux_X86_64 LibreOffice_project/40$Build-2</meta:generator>
    <dc:date>2020-08-10T15:22:01.316182189</dc:date>
    <meta:document-statistic meta:table-count="0" meta:image-count="3" meta:object-count="0" meta:page-count="1" meta:paragraph-count="2" meta:word-count="3" meta:character-count="18" meta:non-whitespace-character-count="17"/>
  </office:meta>
</office:document-meta>
</file>